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22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17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5-01-27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1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7-16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4-11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4-01-11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10-26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8-08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03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11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1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3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3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9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0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4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04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11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5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5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4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31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5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5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02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15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9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18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08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08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01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8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25-11</text:p>
          </table:table-cell>
          <table:table-cell office:value-type="string" calcext:value-type="string">
            <text:p>Buckaloo</text:p>
          </table:table-cell>
          <table:table-cell office:value-type="string" calcext:value-type="string">
            <text:p>2017-11-21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1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322" meta:object-count="0"/>
    <meta:user-defined meta:name="AppVersion">3.0</meta:user-defined>
  </office:meta>
</office:document-meta>
</file>